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ans1" svg:font-family="'Liberation Sans'" style:font-family-generic="swiss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P2" style:family="paragraph" style:parent-style-name="Header">
      <style:paragraph-properties fo:text-align="end" style:justify-single-word="false"/>
      <style:text-properties officeooo:paragraph-rsid="001c8d6c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Heading_20_1">
      <style:text-properties style:font-name="Liberation Sans" fo:font-size="18.2000007629395pt" fo:font-weight="bold" officeooo:rsid="003b44a6" officeooo:paragraph-rsid="003b44a6" style:font-name-asian="Noto Sans CJK SC" style:font-size-asian="18.2000007629395pt" style:font-weight-asian="bold" style:font-name-complex="Noto Sans Devanagari" style:font-size-complex="18.2000007629395pt" style:font-weight-complex="bold"/>
    </style:style>
    <style:style style:name="P5" style:family="paragraph" style:parent-style-name="Text_20_body">
      <style:text-properties officeooo:paragraph-rsid="003b44a6"/>
    </style:style>
    <style:style style:name="P6" style:family="paragraph" style:parent-style-name="Text_20_body" style:list-style-name="L1">
      <style:text-properties officeooo:rsid="003f41b3" officeooo:paragraph-rsid="003f41b3"/>
    </style:style>
    <style:style style:name="P7" style:family="paragraph" style:parent-style-name="Text_20_body" style:list-style-name="L1">
      <style:text-properties style:text-position="0% 100%" officeooo:rsid="003f41b3" officeooo:paragraph-rsid="003f41b3"/>
    </style:style>
    <style:style style:name="T1" style:family="text">
      <style:text-properties officeooo:rsid="001ecd26"/>
    </style:style>
    <style:style style:name="T2" style:family="text">
      <style:text-properties officeooo:rsid="001c8d6c"/>
    </style:style>
    <style:style style:name="T3" style:family="text">
      <style:text-properties officeooo:rsid="003b44a6"/>
    </style:style>
    <style:style style:name="T4" style:family="text">
      <style:text-properties officeooo:rsid="003c78f6"/>
    </style:style>
    <style:style style:name="T5" style:family="text">
      <style:text-properties officeooo:rsid="003d8793"/>
    </style:style>
    <style:style style:name="T6" style:family="text">
      <style:text-properties officeooo:rsid="003f41b3"/>
    </style:style>
    <style:style style:name="T7" style:family="text">
      <style:text-properties style:font-name="Liberation Sans1"/>
    </style:style>
    <style:style style:name="T8" style:family="text">
      <style:text-properties style:text-position="super 58%" style:font-name="Liberation Sans1"/>
    </style:style>
    <style:style style:name="T9" style:family="text">
      <style:text-properties style:text-position="0% 100%" style:font-name="Liberation Sans1"/>
    </style:style>
    <style:style style:name="T10" style:family="text">
      <style:text-properties style:text-position="sub 58%" style:font-name="Liberation Sans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ИСР 3, Задание <text:span text:style-name="T4">2</text:span>, задача 2</text:h>
      <text:p text:style-name="P5">a = <text:span text:style-name="T6">1</text:span>, b = <text:span text:style-name="T5">2</text:span>, c = <text:span text:style-name="T6">3,14</text:span></text:p>
      <text:list xml:id="list833732266" text:style-name="L1">
        <text:list-item>
          <text:p text:style-name="P6">sin(a)</text:p>
        </text:list-item>
        <text:list-item>
          <text:p text:style-name="P6">cos(b)</text:p>
        </text:list-item>
        <text:list-item>
          <text:p text:style-name="P6">tg(c)</text:p>
        </text:list-item>
        <text:list-item>
          <text:p text:style-name="P6">(%2 + %3) / <text:span text:style-name="T7">π</text:span></text:p>
        </text:list-item>
        <text:list-item>
          <text:p text:style-name="P6"><text:span text:style-name="T7">sin(a)</text:span><text:span text:style-name="T8">2</text:span><text:span text:style-name="T9"> + cos(a)</text:span><text:span text:style-name="T8">2</text:span></text:p>
        </text:list-item>
        <text:list-item>
          <text:p text:style-name="P7"><text:span text:style-name="T7">tg(a)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ans1" svg:font-family="'Liberation Sans'" style:font-family-generic="swiss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MP2" style:family="paragraph" style:parent-style-name="Header">
      <style:paragraph-properties fo:text-align="end" style:justify-single-word="false"/>
      <style:text-properties officeooo:paragraph-rsid="001c8d6c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officeooo:rsid="001ecd26"/>
    </style:style>
    <style:style style:name="MT2" style:family="text">
      <style:text-properties officeooo:rsid="001c8d6c"/>
    </style:style>
    <style:style style:name="MT3" style:family="text">
      <style:text-properties officeooo:rsid="003b44a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Величко Арсений Александрович</text:p>
        <text:p text:style-name="MP1">ИВТ 1 курс, 2 группа, <text:span text:style-name="MT1">3 подгруппа</text:span></text:p>
        <text:p text:style-name="MP2"><text:span text:style-name="MT2">Предмет: </text:span><text:span text:style-name="MT3">ИТвМ</text:span></text:p>
      </style:header>
      <style:footer>
        <text:p text:style-name="MP3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5T12:38:22.095787098</meta:creation-date>
    <dc:date>2020-11-01T22:18:47.142286755</dc:date>
    <meta:editing-duration>PT2H3M39S</meta:editing-duration>
    <meta:editing-cycles>25</meta:editing-cycles>
    <meta:generator>LibreOffice/7.0.1.2$Linux_X86_64 LibreOffice_project/7cbcfc562f6eb6708b5ff7d7397325de9e764452</meta:generator>
    <meta:document-statistic meta:table-count="0" meta:image-count="0" meta:object-count="0" meta:page-count="1" meta:paragraph-count="12" meta:word-count="46" meta:character-count="188" meta:non-whitespace-character-count="160"/>
  </office:meta>
</office:document-meta>
</file>